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505" calcext:value-type="float">
            <text:p>5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21:08:44.928178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26T21:12:43.774297576</dc:date>
    <dc:creator>Jesus Castagnetto</dc:creator>
    <meta:editing-duration>P5DT21H24M22S</meta:editing-duration>
    <meta:editing-cycles>601</meta:editing-cycles>
    <meta:generator>LibreOffice/6.4.7.2$Linux_X86_64 LibreOffice_project/40$Build-2</meta:generator>
    <meta:document-statistic meta:table-count="1" meta:cell-count="4059" meta:object-count="0"/>
  </office:meta>
</office:document-meta>
</file>